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0000001C0DB02B864CDD0731A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25%" draw:stroke-linejoin="none" draw:fill="solid" draw:fill-color="#ffff00" draw:opacity="10%" draw:opacity-name="" draw:fill-image-width="100%" draw:fill-image-height="100%" draw:textarea-horizontal-align="justify" draw:textarea-vertical-align="middle" draw:auto-grow-height="false" fo:min-height="3.74cm" fo:min-width="3.956cm" draw:shadow-offset-x="0.203cm" draw:shadow-offset-y="0.203cm" draw:shadow-opacity="100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50%" draw:red="0%" draw:green="15%" draw:blue="-15%" fo:clip="rect(0cm, 0cm, 0cm, 0cm)" draw:image-opacity="50%" style:mirror="none"/>
    </style:style>
    <style:style style:name="gr3" style:family="graphic" style:parent-style-name="standard">
      <style:graphic-properties draw:stroke="none" draw:stroke-dash="Line_20_with_20_Fine_20_Dots" svg:stroke-color="#669900" svg:stroke-opacity="20%" draw:fill-color="#669933" draw:opacity="20%" draw:textarea-horizontal-align="justify" draw:textarea-vertical-align="middle" draw:auto-grow-height="false" fo:min-height="1.846cm" fo:min-width="1.596cm"/>
    </style:style>
    <style:style style:name="gr4" style:family="graphic" style:parent-style-name="standard">
      <style:graphic-properties draw:stroke="dash" draw:stroke-dash="Line_20_with_20_Fine_20_Dots" svg:stroke-color="#669900" svg:stroke-opacity="20%" draw:fill-color="#669933" draw:opacity="20%" draw:textarea-horizontal-align="justify" draw:textarea-vertical-align="middle" draw:auto-grow-height="false" fo:min-height="1.846cm" fo:min-width="1.596cm"/>
    </style:style>
    <style:style style:name="gr5" style:family="graphic" style:parent-style-name="standard">
      <style:graphic-properties draw:stroke="none" draw:stroke-dash="Line_20_with_20_Fine_20_Dots" svg:stroke-opacity="20%" draw:opacity="20%" draw:textarea-horizontal-align="justify" draw:textarea-vertical-align="middle" draw:auto-grow-height="false" fo:min-height="3.306cm" fo:min-width="3.31cm"/>
    </style:style>
    <style:style style:name="gr6" style:family="graphic" style:parent-style-name="standard">
      <style:graphic-properties draw:stroke="none" draw:stroke-dash="Line_20_with_20_Fine_20_Dots" svg:stroke-opacity="20%" draw:opacity="20%" draw:textarea-horizontal-align="justify" draw:textarea-vertical-align="middle" draw:auto-grow-height="false" fo:min-height="3.765cm" fo:min-width="3.77cm"/>
    </style:style>
    <style:style style:name="gr7" style:family="graphic" style:parent-style-name="standard">
      <style:graphic-properties draw:stroke="none" draw:opacity="50%" draw:textarea-horizontal-align="justify" draw:textarea-vertical-align="middle" draw:auto-grow-height="false" fo:min-height="2.78cm" fo:min-width="2.665cm"/>
    </style:style>
    <style:style style:name="gr8" style:family="graphic" style:parent-style-name="standard">
      <style:graphic-properties draw:stroke="none" draw:opacity="25%" draw:textarea-horizontal-align="justify" draw:textarea-vertical-align="middle" draw:auto-grow-height="false" fo:min-height="2.78cm" fo:min-width="2.665cm"/>
    </style:style>
    <style:style style:name="gr9" style:family="graphic" style:parent-style-name="standard">
      <style:graphic-properties draw:stroke="none" svg:stroke-color="#ff0000" svg:stroke-opacity="100%" draw:fill-color="#ff0000" draw:opacity="20%" draw:textarea-horizontal-align="justify" draw:textarea-vertical-align="middle" draw:auto-grow-height="false" fo:min-height="2.78cm" fo:min-width="2.665cm"/>
    </style:style>
    <style:style style:name="P1" style:family="paragraph">
      <loext:graphic-properties draw:fill="solid" draw:fill-color="#ffff00" draw:opacity="10%" draw:fill-image-width="100%" draw:fill-image-height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9933" draw:opacity="20%"/>
      <style:paragraph-properties fo:text-align="center"/>
    </style:style>
    <style:style style:name="P4" style:family="paragraph">
      <loext:graphic-properties draw:opacity="20%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opacity="25%"/>
      <style:paragraph-properties fo:text-align="center"/>
    </style:style>
    <style:style style:name="P7" style:family="paragraph">
      <loext:graphic-properties draw:fill-color="#ff0000" draw:opacity="2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91cm" svg:height="16.04cm" svg:x="1.862cm" svg:y="5.953cm">
          <text:p/>
          <draw:enhanced-geometry svg:viewBox="0 0 21600 21600" draw:glue-points="10800 0 0 10800 10800 21600 21600 10800" draw:text-areas="?f52 ?f52 ?f53 ?f53" draw:mirror-horizontal="false" draw:mirror-vertical="false" draw:extrusion="true" draw:extrusion-depth="0cm 0" draw:extrusion-rotation-angle="45 -35" draw:type="sun" draw:modifiers="7001.00057409989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" draw:text-style-name="P2" draw:layer="layout" svg:width="13.797cm" svg:height="13.797cm" svg:x="2.954cm" svg:y="6.224cm">
          <draw:image xlink:href="Pictures/10000000000001C0000001C0DB02B864CDD0731A.bmp" xlink:type="simple" xlink:show="embed" xlink:actuate="onLoad">
            <text:p/>
          </draw:image>
        </draw:frame>
        <draw:custom-shape draw:style-name="gr3" draw:text-style-name="P3" draw:layer="layout" svg:width="4.191cm" svg:height="4.191cm" svg:x="15.878cm" svg:y="4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4.191cm" svg:height="4.191cm" svg:x="15.721cm" svg:y="19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4.191cm" svg:height="4.191cm" svg:x="0.503cm" svg:y="18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4.191cm" svg:height="4.191cm" svg:x="0.801cm" svg:y="4.0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3.81cm" svg:height="3.556cm" svg:x="4.99cm" svg:y="4.3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3.556cm" svg:x="14.09cm" svg:y="19.708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4" draw:layer="layout" svg:width="3.81cm" svg:height="3.556cm" svg:x="15.967cm" svg:y="17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27cm" svg:height="4.015cm" svg:x="0.465cm" svg:y="18.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65cm" svg:height="3.03cm" svg:x="13.192cm" svg:y="6.4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65cm" svg:height="3.03cm" svg:x="13.192cm" svg:y="7.8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165cm" svg:height="3.03cm" svg:x="8.292cm" svg:y="16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65cm" svg:height="3.03cm" svg:x="5.141cm" svg:y="16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65cm" svg:height="3.03cm" svg:x="11.441cm" svg:y="16.5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65cm" svg:height="3.03cm" draw:transform="rotate (0.751713308833958) translate (3.484cm 10.368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27T14:56:34.354000000</dc:date>
    <meta:editing-duration>PT1H28M13S</meta:editing-duration>
    <meta:editing-cycles>4</meta:editing-cycles>
    <meta:generator>LibreOffice/5.0.4.2$Windows_x86 LibreOffice_project/2b9802c1994aa0b7dc6079e128979269cf95bc78</meta:generator>
    <meta:document-statistic meta:object-count="16"/>
  </office:meta>
</office:document-meta>
</file>